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Mangal1" svg:font-family="Mangal"/>
    <style:font-face style:name="Segoe UI" svg:font-family="'Segoe UI'"/>
    <style:font-face style:name="Courier New1" svg:font-family="'Courier New'" style:font-family-generic="roman"/>
    <style:font-face style:name="Courier New" svg:font-family="'Courier New'" style:font-family-generic="roman" style:font-pitch="variable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Courier10 BT" svg:font-family="'Courier10 BT'" style:font-family-generic="system" style:font-pitch="variable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8.002cm" fo:margin-left="0cm" style:page-number="auto" table:align="left" style:writing-mode="lr-tb"/>
    </style:style>
    <style:style style:name="Table1.A" style:family="table-column">
      <style:table-column-properties style:column-width="9.0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0pt" style:font-name-asian="Courier10 BT" style:font-size-asian="10pt" style:font-name-complex="Courier10 B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fo:font-size="10pt" officeooo:paragraph-rsid="001032e5" style:font-name-asian="Courier10 BT" style:font-size-asian="10pt" style:font-name-complex="Courier10 BT" style:font-size-complex="10pt"/>
    </style:style>
    <style:style style:name="P9" style:family="paragraph" style:parent-style-name="Standard">
      <style:paragraph-properties fo:text-align="end" style:justify-single-word="false"/>
      <style:text-properties fo:color="#000000" fo:font-size="10pt" style:font-size-asian="10pt" style:font-size-complex="10pt" style:font-style-complex="italic"/>
    </style:style>
    <style:style style:name="P10" style:family="paragraph" style:parent-style-name="Standard">
      <style:paragraph-properties fo:text-align="justify" style:justify-single-word="false"/>
      <style:text-properties fo:color="#000000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fo:font-size="10pt" fo:font-weight="bold" officeooo:paragraph-rsid="001032e5" style:font-name-asian="Courier10 BT" style:font-size-asian="10pt" style:font-weight-asian="bold" style:font-name-complex="Courier10 BT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style:font-size-asian="10pt" style:font-name-complex="Courier10 B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paragraph-rsid="001032e5" style:font-size-asian="10pt" style:font-name-complex="Courier10 B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7pt" style:font-size-asian="7pt" style:font-name-complex="Courier10 B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fo:font-size="7pt" officeooo:paragraph-rsid="001032e5" style:font-size-asian="7pt" style:font-name-complex="Courier10 B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fo:font-size="8pt" style:font-size-asian="8pt" style:font-name-complex="Courier10 B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officeooo:paragraph-rsid="001032e5" style:font-size-asian="8pt" style:font-name-complex="Courier10 B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name-complex="Courier10 BT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6pt" style:font-size-asian="6pt" style:font-name-complex="Courier10 B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8pt" officeooo:rsid="001032e5" officeooo:paragraph-rsid="001032e5" style:font-size-asian="8pt" style:font-name-complex="Courier10 BT" style:font-size-complex="8pt"/>
    </style:style>
    <style:style style:name="P22" style:family="paragraph" style:parent-style-name="Standard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 style:font-style-complex="italic"/>
    </style:style>
    <style:style style:name="P23" style:family="paragraph" style:parent-style-name="Standard">
      <style:paragraph-properties fo:text-align="justify" style:justify-single-word="false"/>
      <style:text-properties fo:color="#000000" fo:font-size="10pt" officeooo:paragraph-rsid="00107d15" style:font-name-asian="Courier10 BT" style:font-size-asian="10pt" style:font-name-complex="Courier10 BT" style:font-size-complex="10pt" style:font-style-complex="italic"/>
    </style:style>
    <style:style style:name="P24" style:family="paragraph" style:parent-style-name="Standard">
      <style:paragraph-properties fo:text-align="justify" style:justify-single-word="false"/>
      <style:text-properties fo:color="#000000" fo:font-size="10pt" officeooo:paragraph-rsid="0011dcb1" style:font-name-asian="Courier10 BT" style:font-size-asian="10pt" style:font-name-complex="Courier10 BT" style:font-size-complex="10pt"/>
    </style:style>
    <style:style style:name="P25" style:family="paragraph" style:parent-style-name="Standard">
      <style:paragraph-properties fo:text-align="justify" style:justify-single-word="false"/>
      <style:text-properties fo:color="#000000" fo:font-size="10pt" officeooo:paragraph-rsid="00129f1b" style:font-name-asian="Courier10 BT" style:font-size-asian="10pt" style:font-name-complex="Courier10 BT" style:font-size-complex="10pt"/>
    </style:style>
    <style:style style:name="P26" style:family="paragraph" style:parent-style-name="Standard">
      <style:paragraph-properties fo:text-align="justify" style:justify-single-word="false"/>
      <style:text-properties fo:color="#000000" fo:font-size="10pt" officeooo:paragraph-rsid="000f822a" style:font-name-asian="Courier10 BT" style:font-size-asian="10pt" style:font-name-complex="Courier10 BT" style:font-size-complex="10pt"/>
    </style:style>
    <style:style style:name="P27" style:family="paragraph" style:parent-style-name="Standard">
      <style:paragraph-properties fo:text-align="start" style:justify-single-word="false"/>
      <style:text-properties fo:color="#000000" fo:font-size="10pt" fo:font-weight="normal" officeooo:rsid="001032e5" officeooo:paragraph-rsid="001032e5" style:font-name-asian="Courier10 BT" style:font-size-asian="10pt" style:font-weight-asian="normal" style:font-name-complex="Courier10 BT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fo:font-size="10pt" fo:font-weight="normal" officeooo:rsid="001032e5" style:font-name-asian="Courier10 BT" style:font-size-asian="10pt" style:font-weight-asian="normal" style:font-name-complex="Courier10 BT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size="10pt" fo:font-weight="normal" officeooo:rsid="001032e5" officeooo:paragraph-rsid="001032e5" style:font-name-asian="Courier10 BT" style:font-size-asian="10pt" style:font-weight-asian="normal" style:font-name-complex="Courier10 BT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ize="10pt" fo:font-weight="normal" officeooo:rsid="000f822a" officeooo:paragraph-rsid="000f822a" style:font-name-asian="Courier10 BT" style:font-size-asian="10pt" style:font-weight-asian="normal" style:font-name-complex="Courier10 BT" style:font-size-complex="10pt" style:font-weight-complex="normal"/>
    </style:style>
    <style:style style:name="T1" style:family="text">
      <style:text-properties fo:color="#000000" fo:font-size="10pt" style:font-size-asian="10pt" style:font-size-complex="10pt" style:font-style-complex="italic"/>
    </style:style>
    <style:style style:name="T2" style:family="text">
      <style:text-properties fo:color="#000000" officeooo:rsid="00103d69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per 58%"/>
    </style:style>
    <style:style style:name="T6" style:family="text">
      <style:text-properties style:font-name="Segoe UI" style:font-name-asian="Segoe UI" style:font-name-complex="Segoe UI"/>
    </style:style>
    <style:style style:name="T7" style:family="text">
      <style:text-properties style:font-name="Thorndale AMT" style:font-name-asian="Albany AMT"/>
    </style:style>
    <style:style style:name="T8" style:family="text">
      <style:text-properties style:font-name="Thorndale AMT" officeooo:rsid="001032e5" style:font-name-asian="Albany AM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032e5" style:font-weight-asian="normal" style:font-weight-complex="normal"/>
    </style:style>
    <style:style style:name="T11" style:family="text">
      <style:text-properties fo:font-weight="normal" officeooo:rsid="000f822a" style:font-weight-asian="normal" style:font-weight-complex="normal"/>
    </style:style>
    <style:style style:name="T12" style:family="text">
      <style:text-properties officeooo:rsid="001032e5"/>
    </style:style>
    <style:style style:name="T13" style:family="text">
      <style:text-properties officeooo:rsid="00103d69"/>
    </style:style>
    <style:style style:name="T14" style:family="text">
      <style:text-properties officeooo:rsid="00107d15"/>
    </style:style>
    <style:style style:name="T15" style:family="text">
      <style:text-properties fo:font-style="italic" officeooo:rsid="0011dcb1" style:font-style-asian="italic" style:font-style-complex="italic"/>
    </style:style>
    <style:style style:name="T16" style:family="text">
      <style:text-properties fo:font-style="italic" officeooo:rsid="00107d15" style:font-style-asian="italic" style:font-style-complex="italic"/>
    </style:style>
    <style:style style:name="T17" style:family="text">
      <style:text-properties fo:font-style="italic" officeooo:rsid="00129f1b" style:font-style-asian="italic" style:font-style-complex="italic"/>
    </style:style>
    <style:style style:name="T18" style:family="text">
      <style:text-properties fo:font-style="italic" officeooo:rsid="00129f1b" style:font-style-asian="italic"/>
    </style:style>
    <style:style style:name="T19" style:family="text">
      <style:text-properties fo:font-style="normal" officeooo:rsid="00107d15" style:font-style-asian="normal" style:font-style-complex="normal"/>
    </style:style>
    <style:style style:name="T20" style:family="text">
      <style:text-properties fo:font-style="normal" officeooo:rsid="0011dcb1" style:font-style-asian="normal" style:font-style-complex="normal"/>
    </style:style>
    <style:style style:name="T21" style:family="text">
      <style:text-properties fo:font-style="normal" officeooo:rsid="00129f1b" style:font-style-asian="normal" style:font-style-complex="normal"/>
    </style:style>
    <style:style style:name="T22" style:family="text">
      <style:text-properties officeooo:rsid="00107d15" style:font-style-complex="italic"/>
    </style:style>
    <style:style style:name="T23" style:family="text">
      <style:text-properties officeooo:rsid="00129f1b"/>
    </style:style>
    <style:style style:name="T24" style:family="text">
      <style:text-properties style:text-position="sub 58%" fo:font-style="italic" officeooo:rsid="00129f1b" style:font-style-asian="italic"/>
    </style:style>
    <style:style style:name="T25" style:family="text">
      <style:text-properties style:text-position="sub 58%" fo:font-style="italic" officeooo:rsid="00129f1b" style:font-style-asian="italic" style:font-style-complex="italic"/>
    </style:style>
    <style:style style:name="T26" style:family="text">
      <style:text-properties style:text-position="sub 58%" fo:font-style="italic" officeooo:rsid="001301ee" style:font-style-asian="italic" style:font-style-complex="italic"/>
    </style:style>
    <style:style style:name="T27" style:family="text">
      <style:text-properties style:text-position="0% 100%" fo:font-style="italic" officeooo:rsid="00129f1b" style:font-style-asian="italic" style:font-style-complex="italic"/>
    </style:style>
    <style:style style:name="T28" style:family="text">
      <style:text-properties style:text-position="0% 100%" fo:font-style="italic" officeooo:rsid="001301ee" style:font-style-asian="italic" style:font-style-complex="italic"/>
    </style:style>
    <style:style style:name="T29" style:family="text">
      <style:text-properties style:text-position="0% 100%" fo:font-style="normal" officeooo:rsid="00129f1b" style:font-style-asian="normal" style:font-style-complex="normal"/>
    </style:style>
    <style:style style:name="T30" style:family="text">
      <style:text-properties style:text-position="0% 100%" fo:font-style="normal" officeooo:rsid="001301ee" style:font-style-asian="normal" style:font-style-complex="normal"/>
    </style:style>
    <style:style style:name="T31" style:family="text">
      <style:text-properties officeooo:rsid="001368d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T1">Jan Bełczącki </text:span><text:span text:style-name="T4"><text:tab/></text:span><text:span text:style-name="T1">180503</text:span></text:p>
            <text:p text:style-name="Standard"><text:span text:style-name="T1">Marcin Wawrzonowski</text:span><text:span text:style-name="T4"><text:tab/></text:span><text:span text:style-name="T1">180729</text:span></text:p>
          </table:table-cell>
          <table:table-cell table:style-name="Table1.A1" office:value-type="string">
            <text:p text:style-name="P1"><text:span text:style-name="T3">Rok akademicki </text:span><text:span text:style-name="T1">2013/14</text:span></text:p>
            <text:p text:style-name="P9">Środa, 12:30</text:p>
          </table:table-cell>
        </table:table-row>
      </table:table>
      <text:p text:style-name="P2"/>
      <text:p text:style-name="P12">METODY NUMERYCZNE – LABORATORIUM</text:p>
      <text:p text:style-name="P5">Zadanie <text:span text:style-name="T2">2 </text:span>– Rozwiązywanie <text:span text:style-name="T13">układu N równań liniowych z N niewiadomymi</text:span></text:p>
      <text:p text:style-name="P3"/>
      <text:p text:style-name="P4">Opis rozwiązania</text:p>
      <text:p text:style-name="P22">W zadaniu zastosowano <text:span text:style-name="T13">metodę eliminacji Gaussa. Metoda polega na przekształceniu rozwiązywanej macierzy w macierz trójkątną górną, za pomocą eliminowania współczynników znajdujących się pod diagonalą macierzy. </text:span><text:span text:style-name="T23">Ważnym warunkiem jest to, aby pierwszy wyraz macierzy (</text:span><text:span text:style-name="T18">a</text:span><text:span text:style-name="T24">1,1</text:span><text:span text:style-name="T21">) </text:span><text:span text:style-name="T21">był różny od 0.</text:span></text:p>
      <text:p text:style-name="P23"><text:span text:style-name="T14">Algorytm metody prezentuje się następująco:</text:span></text:p>
      <text:p text:style-name="P24"><text:span text:style-name="T22"><text:tab/>1. Mając układ przedstawiony w postaci macierzowej jako </text:span><text:span text:style-name="T22"><draw:frame draw:style-name="fr1" draw:name="Obiekt1" text:anchor-type="as-char" svg:y="-0.377cm" svg:width="1.88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0">dopisujemy do macierzy </text:span><text:span text:style-name="T15">A</text:span><text:span text:style-name="T20"> wyrazy wolne z macierzy </text:span><text:span text:style-name="T15">B</text:span><text:span text:style-name="T20">. </text:span><text:span text:style-name="T16">X</text:span><text:span text:style-name="T19"> jest macierzą (</text:span><text:span text:style-name="T19"><draw:frame draw:style-name="fr1" draw:name="Obiekt3" text:anchor-type="as-char" svg:y="-0.377cm" svg:width="0.995cm" svg:height="0.467cm" draw:z-index="1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9">) </text:span><text:span text:style-name="T16">n</text:span><text:span text:style-name="T19"> niewiadomych.</text:span></text:p>
      <text:p text:style-name="P25"><text:span text:style-name="T20"><text:tab/>2. </text:span><text:span text:style-name="T21">Rozpoczyna się etap eliminacji. Redukujemy wyrazy znajdujące się w kolumnie pod wyrazem </text:span><text:span text:style-name="T17">a</text:span><text:span text:style-name="T25">1,1. </text:span><text:span text:style-name="T29">Jeśli warunek opisany wyżej nie jest spełniony, musimy zamienić wiersze miejscami tak, aby wyraz </text:span><text:span text:style-name="T27">a</text:span><text:span text:style-name="T25">1,1</text:span><text:span text:style-name="T29"> był różny od 0. Redukcja odbywa się poprzez dodanie kolejnych elementów wiersza pierwszego przemnożonych przez </text:span><text:span text:style-name="T29"><draw:frame draw:style-name="fr1" draw:name="Obiekt2" text:anchor-type="as-char" svg:y="-0.683cm" svg:width="1.127cm" svg:height="1.124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9">.</text:span></text:p>
      <text:p text:style-name="P25"><text:span text:style-name="T29"><text:tab/>3. Powtarzamy powyższe postępowanie dla każdego wiersza, stosując zmienione wartości w macierzy w wyniku powyższego mnożenia.</text:span></text:p>
      <text:p text:style-name="P25"><text:span text:style-name="T29"><text:tab/>4. </text:span><text:span text:style-name="T30"><text:s/>Po doprowadzeniu macierzy do postaci schodkowej, należy przystąpić do obliczania rekurencyjnie niewiadomych </text:span><text:span text:style-name="T28">x</text:span><text:span text:style-name="T26">i.</text:span></text:p>
      <text:p text:style-name="P24"><text:span text:style-name="T20"><text:s/></text:span></text:p>
      <text:p text:style-name="P10">Wyniki</text:p>
      <text:p text:style-name="P6"/>
      <text:p text:style-name="P6">W poniższej tabeli zaprezentowane zostały wyniki uzyskane przez program dla konkretnych przykładów <text:span text:style-name="T31">macierzy, różnych od przykładowych, zamieszczonych w instrukcji do zadania.</text:span></text:p>
      <text:p text:style-name="P28"/>
      <text:p text:style-name="P29"/>
      <text:p text:style-name="P11">Wnioski</text:p>
      <text:p text:style-name="P2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Mangal1" svg:font-family="Mangal"/>
    <style:font-face style:name="Segoe UI" svg:font-family="'Segoe UI'"/>
    <style:font-face style:name="Courier New1" svg:font-family="'Courier New'" style:font-family-generic="roman"/>
    <style:font-face style:name="Courier New" svg:font-family="'Courier New'" style:font-family-generic="roman" style:font-pitch="variable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Courier10 BT" svg:font-family="'Courier10 BT'" style:font-family-generic="system" style:font-pitch="variable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letter-kerning="true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Times New Roman" fo:font-size="10pt" fo:language="pl" fo:country="PL" style:letter-kerning="tru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Thorndale AMT" fo:font-size="12pt" style:font-name-asian="Albany AMT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sans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pis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1" style:font-size-asian="9pt" style:font-name-complex="StarSymbol1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kst_20_dymka_20_Znak" style:display-name="Tekst dymka Znak" style:family="text" style:parent-style-name="Default_20_Paragraph_20_Font">
      <style:text-properties style:font-name="Tahoma" fo:font-size="8pt" style:font-name-asian="Albany AMT" style:font-size-asian="8pt" style:font-name-complex="Tahoma1" style:font-size-complex="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6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8</meta:editing-cycles>
    <meta:print-date>1601-01-01T00:00:00</meta:print-date>
    <meta:creation-date>2014-03-23T18:50:00</meta:creation-date>
    <dc:date>2014-04-07T17:49:43.37</dc:date>
    <meta:editing-duration>PT1H52M28S</meta:editing-duration>
    <meta:generator>LibreOffice/4.0.3.3$Windows_x86 LibreOffice_project/0eaa50a932c8f2199a615e1eb30f7ac74279539</meta:generator>
    <meta:document-statistic meta:table-count="1" meta:image-count="0" meta:object-count="3" meta:page-count="1" meta:paragraph-count="17" meta:word-count="190" meta:character-count="1411" meta:non-whitespace-character-count="12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row>
          <mi>A</mi>
          <mo stretchy="false">×</mo>
          <mi>X</mi>
        </mrow>
        <mo stretchy="false">=</mo>
        <mi>B</mi>
      </mrow>
    </mrow>
    <annotation encoding="StarMath 5.0">A times X = B</annotation>
  </semantics>
</math>
</file>

<file path=Object 2/content.xml><?xml version="1.0" encoding="utf-8"?>
<math xmlns="http://www.w3.org/1998/Math/MathML">
  <semantics>
    <mrow>
      <mfrac>
        <mrow>
          <mrow>
            <mo stretchy="false">−</mo>
            <msub>
              <mi>a</mi>
              <mrow>
                <mi>i</mi>
                <mn>,1</mn>
              </mrow>
            </msub>
          </mrow>
        </mrow>
        <mrow>
          <msub>
            <mi>a</mi>
            <mrow>
              <mn>1,1</mn>
            </mrow>
          </msub>
        </mrow>
      </mfrac>
    </mrow>
    <annotation encoding="StarMath 5.0">{- a_{i,1}} over {a_{1,1}} </annotation>
  </semantics>
</math>
</file>

<file path=Object 3/content.xml><?xml version="1.0" encoding="utf-8"?>
<math xmlns="http://www.w3.org/1998/Math/MathML">
  <semantics>
    <mrow>
      <mrow>
        <mi>n</mi>
        <mo stretchy="false">×</mo>
        <mn>1</mn>
      </mrow>
    </mrow>
    <annotation encoding="StarMath 5.0">n times 1</annotation>
  </semantics>
</math>
</file>